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xErrorListener.error( Transformer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xErrorListener.getThrow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xErrorListener.warning( Transformer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xErrorListener.fatalError( Transformer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xErrorListener.TraxErrorListener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